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ve_mthd_code</text:p>
          </table:table-cell>
          <table:table-cell office:value-type="string" calcext:value-type="string">
            <text:p>move_name_en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Aura Sphere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Dark Pulse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Dragon Pulse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Heal Pulse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Origin Pulse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Terrain Pulse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Acid Spray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Aura Spher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eak Blast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Electro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Energy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Focus Blast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yro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Magnet Bomb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Mud Bomb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Pollen Puff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Pyro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Rock Wrec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Searing Shot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Seed Bomb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Syrup Bomb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Fire Fang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Fishious Rend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Ice Fang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Jaw Lock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Psychic Fangs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Thunder Fang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Aqua Step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Clangorous Soul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Fiery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Lunar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Quiver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Revelation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Victory Dance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Mind Blown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Misty Explosion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Self-Destruct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Magic Powder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Powder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Rage Powder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Bullet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Double Iron Bas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Drain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Hammer Arm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Headlong Rus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Ice Hammer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Jet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Plasma Fists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Power-Up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Rage Fist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Surging Strikes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Wicked Blow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Air Slash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Aqua Cutter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Behemoth Blad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Bitter Blad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Ceaseless Edg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Cross Poison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Kowtow Cleav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Mighty Cleav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Night Slash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Population Bomb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Psyblad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Psycho Cut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Razor Shell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Sacred Sword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Secret Sword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Solar Blad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Stone Axe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Tachyon Cutter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X-Scissor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Alluring Voic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Boomburst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Bug Buzz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Chatter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Clanging Scales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Clangorous Soul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Clangorous Soulblaz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Confid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Disarming Voic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Echoed Voic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Eerie Spell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Noble Roar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Overdriv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arting Shot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sychic Nois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Relic Song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hadow Panic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narl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parkling Aria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Torch Song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Bleakwind Storm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Fairy Wind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Hurricane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Petal Blizzard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Sandsear Storm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Springtide Storm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ailwind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Wildbolt St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6:23:53.004290018</meta:creation-date>
    <dc:date>2024-09-28T16:43:24.242051185</dc:date>
    <meta:editing-duration>PT19M29S</meta:editing-duration>
    <meta:editing-cycles>4</meta:editing-cycles>
    <meta:generator>LibreOffice/7.3.7.2$Linux_X86_64 LibreOffice_project/30$Build-2</meta:generator>
    <meta:document-statistic meta:table-count="1" meta:cell-count="338" meta:object-count="0"/>
  </office:meta>
</office:document-meta>
</file>